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8/Pictures/100001360000014A0000014A7A322FFCD687381E.svg" manifest:media-type="image/svg+xml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96cm"/>
    </style:style>
    <style:style style:name="co2" style:family="table-column">
      <style:table-column-properties fo:break-before="auto" style:column-width="4.669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44cm" fo:break-before="auto" style:use-optimal-row-height="true"/>
    </style:style>
    <style:style style:name="ro3" style:family="table-row">
      <style:table-row-properties style:row-height="0.797cm" fo:break-before="auto" style:use-optimal-row-height="false"/>
    </style:style>
    <style:style style:name="ro4" style:family="table-row">
      <style:table-row-properties style:row-height="0.9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center" fo:margin-left="0cm"/>
    </style:style>
    <style:style style:name="ce38" style:family="table-cell" style:parent-style-name="Default">
      <style:table-cell-properties fo:background-color="transparent" fo:border="0.06pt solid #000000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1" style:family="table-cell" style:parent-style-name="Default">
      <style:table-cell-properties fo:border="0.99pt solid #000000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cm"/>
    </style:style>
    <style:style style:name="ce48" style:family="table-cell" style:parent-style-name="Default">
      <style:table-cell-properties fo:background-color="#dddddd" fo:border="0.06pt solid #000000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862cm"/>
      <style:paragraph-properties style:writing-mode="lr-tb" fo:text-align="center"/>
      <style:text-properties fo:font-size="20pt" style:font-size-asian="20pt" style:font-size-complex="20pt"/>
    </style:style>
    <style:style style:name="gr3" style:family="graphic">
      <style:graphic-properties svg:stroke-width="0.2cm" svg:stroke-color="#ffbf00" draw:marker-start-width="0.5cm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Echantillonnage et qualité" table:style-name="ta1">
        <table:shapes>
          <draw:frame draw:z-index="0" draw:style-name="gr1" draw:text-style-name="P1" svg:width="5.607cm" svg:height="8.993cm" svg:x="5.807cm" svg:y="12.795cm">
            <draw:object draw:notify-on-update-of-ranges="'Echantillonnage et qualité'.C26:'Echantillonnage et qualité'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96cm" svg:height="9.031cm" svg:x="11.456cm" svg:y="12.681cm">
            <draw:object draw:notify-on-update-of-ranges="'Echantillonnage et qualité'.F26:'Echantillonnage et qualité'.H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23cm" svg:height="8.993cm" svg:x="16.895cm" svg:y="12.757cm">
            <draw:object draw:notify-on-update-of-ranges="'Echantillonnage et qualité'.I26:'Echantillonnage et qualité'.K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368cm" svg:height="9.03cm" svg:x="22.48cm" svg:y="12.72cm">
            <draw:object draw:notify-on-update-of-ranges="'Echantillonnage et qualité'.L26:'Echantillonnage et qualité'.N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152cm" svg:height="8.993cm" svg:x="27.811cm" svg:y="12.72cm">
            <draw:object draw:notify-on-update-of-ranges="'Echantillonnage et qualité'.O26:'Echantillonnage et qualité'.Q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181cm" svg:height="8.843cm" svg:x="33.504cm" svg:y="12.794cm">
            <draw:object draw:notify-on-update-of-ranges="'Echantillonnage et qualité'.R26:'Echantillonnage et qualité'.T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152cm" svg:height="8.842cm" svg:x="38.908cm" svg:y="12.795cm">
            <draw:object draw:notify-on-update-of-ranges="'Echantillonnage et qualité'.U26:'Echantillonnage et qualité'.W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.223cm" svg:height="8.843cm" svg:x="44.312cm" svg:y="12.756cm">
            <draw:object draw:notify-on-update-of-ranges="'Echantillonnage et qualité'.X26:'Echantillonnage et qualité'.Z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5.286cm" svg:height="8.999cm" svg:x="49.722cm" svg:y="12.705cm">
            <draw:object draw:notify-on-update-of-ranges="'Echantillonnage et qualité'.AA26:'Echantillonnage et qualité'.AC2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188cm" svg:height="8.993cm" svg:x="55.189cm" svg:y="12.72cm">
            <draw:object draw:notify-on-update-of-ranges="'Echantillonnage et qualité'.AD26:'Echantillonnage et qualité'.AF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5.38cm" svg:height="8.999cm" svg:x="60.629cm" svg:y="12.705cm">
            <draw:object draw:notify-on-update-of-ranges="'Echantillonnage et qualité'.AG26:'Echantillonnage et qualité'.AI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5.303cm" svg:height="8.999cm" svg:x="66.183cm" svg:y="12.702cm">
            <draw:object draw:notify-on-update-of-ranges="'Echantillonnage et qualité'.AJ26:'Echantillonnage et qualité'.AL2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5.231cm" svg:height="8.999cm" svg:x="71.659cm" svg:y="12.729cm">
            <draw:object draw:notify-on-update-of-ranges="'Echantillonnage et qualité'.AM26:'Echantillonnage et qualité'.AO2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44"/>
        </table:table-row>
        <table:table-row table:style-name="ro2">
          <table:table-cell table:style-name="ce13" office:value-type="string" calcext:value-type="string" table:number-columns-spanned="2" table:number-rows-spanned="1">
            <text:p>fréquences d’échantillonnage (Hz)</text:p>
          </table:table-cell>
          <table:covered-table-cell table:style-name="ce5"/>
          <table:table-cell table:style-name="ce9" office:value-type="float" office:value="8000" calcext:value-type="float" table:number-columns-spanned="3" table:number-rows-spanned="1">
            <text:p>8000</text:p>
          </table:table-cell>
          <table:covered-table-cell table:style-name="ce6"/>
          <table:covered-table-cell table:style-name="ce31"/>
          <table:table-cell table:style-name="ce9" office:value-type="float" office:value="11025" calcext:value-type="float" table:number-columns-spanned="3" table:number-rows-spanned="1">
            <text:p>11025</text:p>
          </table:table-cell>
          <table:covered-table-cell table:style-name="ce6"/>
          <table:covered-table-cell table:style-name="ce31"/>
          <table:table-cell table:style-name="ce9" office:value-type="float" office:value="16000" calcext:value-type="float" table:number-columns-spanned="3" table:number-rows-spanned="1">
            <text:p>16000</text:p>
          </table:table-cell>
          <table:covered-table-cell table:style-name="ce6"/>
          <table:covered-table-cell table:style-name="ce31"/>
          <table:table-cell table:style-name="ce9" office:value-type="float" office:value="22050" calcext:value-type="float" table:number-columns-spanned="3" table:number-rows-spanned="1">
            <text:p>22050</text:p>
          </table:table-cell>
          <table:covered-table-cell table:style-name="ce6"/>
          <table:covered-table-cell table:style-name="ce31"/>
          <table:table-cell table:style-name="ce9" office:value-type="float" office:value="32000" calcext:value-type="float" table:number-columns-spanned="3" table:number-rows-spanned="1">
            <text:p>32000</text:p>
          </table:table-cell>
          <table:covered-table-cell table:style-name="ce6"/>
          <table:covered-table-cell table:style-name="ce31"/>
          <table:table-cell table:style-name="ce9" office:value-type="float" office:value="44100" calcext:value-type="float" table:number-columns-spanned="3" table:number-rows-spanned="1">
            <text:p>44100</text:p>
          </table:table-cell>
          <table:covered-table-cell table:style-name="ce6"/>
          <table:covered-table-cell table:style-name="ce31"/>
          <table:table-cell table:style-name="ce9" office:value-type="float" office:value="48000" calcext:value-type="float" table:number-columns-spanned="3" table:number-rows-spanned="1">
            <text:p>48000</text:p>
          </table:table-cell>
          <table:covered-table-cell table:style-name="ce6"/>
          <table:covered-table-cell table:style-name="ce31"/>
          <table:table-cell table:style-name="ce9" office:value-type="float" office:value="88200" calcext:value-type="float" table:number-columns-spanned="3" table:number-rows-spanned="1">
            <text:p>88200</text:p>
          </table:table-cell>
          <table:covered-table-cell table:style-name="ce6"/>
          <table:covered-table-cell table:style-name="ce31"/>
          <table:table-cell table:style-name="ce9" office:value-type="float" office:value="96000" calcext:value-type="float" table:number-columns-spanned="3" table:number-rows-spanned="1">
            <text:p>96000</text:p>
          </table:table-cell>
          <table:covered-table-cell table:style-name="ce6"/>
          <table:covered-table-cell table:style-name="ce31"/>
          <table:table-cell table:style-name="ce9" office:value-type="float" office:value="176400" calcext:value-type="float" table:number-columns-spanned="3" table:number-rows-spanned="1">
            <text:p>176400</text:p>
          </table:table-cell>
          <table:covered-table-cell table:style-name="ce6"/>
          <table:covered-table-cell table:style-name="ce31"/>
          <table:table-cell table:style-name="ce9" office:value-type="float" office:value="192000" calcext:value-type="float" table:number-columns-spanned="3" table:number-rows-spanned="1">
            <text:p>192000</text:p>
          </table:table-cell>
          <table:covered-table-cell table:style-name="ce6"/>
          <table:covered-table-cell table:style-name="ce31"/>
          <table:table-cell table:style-name="ce9" office:value-type="float" office:value="352800" calcext:value-type="float" table:number-columns-spanned="3" table:number-rows-spanned="1">
            <text:p>352800</text:p>
          </table:table-cell>
          <table:covered-table-cell table:style-name="ce6"/>
          <table:covered-table-cell table:style-name="ce31"/>
          <table:table-cell table:style-name="ce9" office:value-type="float" office:value="384000" calcext:value-type="float" table:number-columns-spanned="3" table:number-rows-spanned="1">
            <text:p>384000</text:p>
          </table:table-cell>
          <table:covered-table-cell table:style-name="ce6"/>
          <table:covered-table-cell table:style-name="ce31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Elèv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1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1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3" table:formula="of:=[.A7]" office:value-type="string" office:string-value="Elève" calcext:value-type="string">
            <text:p>Elève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8]" office:value-type="string" office:string-value="Elève" calcext:value-type="string">
            <text:p>Elève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9]" office:value-type="string" office:string-value="Elève" calcext:value-type="string">
            <text:p>Elève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0]" office:value-type="string" office:string-value="Elève" calcext:value-type="string">
            <text:p>Elève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0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1]" office:value-type="string" office:string-value="Elève" calcext:value-type="string">
            <text:p>Elève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1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2]" office:value-type="string" office:string-value="Elève" calcext:value-type="string">
            <text:p>Elève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2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3]" office:value-type="string" office:string-value="Elève" calcext:value-type="string">
            <text:p>Elève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3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4]" office:value-type="string" office:string-value="Elève" calcext:value-type="string">
            <text:p>Elève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4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5]" office:value-type="string" office:string-value="Elève" calcext:value-type="string">
            <text:p>Elève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5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6]" office:value-type="string" office:string-value="Elève" calcext:value-type="string">
            <text:p>Elève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6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7]" office:value-type="string" office:string-value="Elève" calcext:value-type="string">
            <text:p>Elève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8]" office:value-type="string" office:string-value="Elève" calcext:value-type="string">
            <text:p>Elève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9]" office:value-type="string" office:string-value="Elève" calcext:value-type="string">
            <text:p>Elève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table:formula="of:=[.F1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0]" office:value-type="string" office:string-value="Elève" calcext:value-type="string">
            <text:p>Elève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1]" office:value-type="string" office:string-value="Elève" calcext:value-type="string">
            <text:p>Elève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3" table:formula="of:=[.A22]" office:value-type="string" office:string-value="Elève" calcext:value-type="string">
            <text:p>Elève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table:formula="of:=[.A23]" office:value-type="string" office:string-value="Elève" calcext:value-type="string">
            <text:p>Elève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formula="of:=SUM([.C7:.C24])" office:value-type="float" office:value="17" calcext:value-type="float">
            <text:p>17</text:p>
          </table:table-cell>
          <table:table-cell table:style-name="ce7" table:formula="of:=SUM([.D7:.D24])" office:value-type="float" office:value="1" calcext:value-type="float">
            <text:p>1</text:p>
          </table:table-cell>
          <table:table-cell table:style-name="ce7" table:formula="of:=SUM([.E7:.E24])" office:value-type="float" office:value="0" calcext:value-type="float">
            <text:p>0</text:p>
          </table:table-cell>
          <table:table-cell table:style-name="ce7" table:formula="of:=SUM([.F7:.F24])" office:value-type="float" office:value="17" calcext:value-type="float">
            <text:p>17</text:p>
          </table:table-cell>
          <table:table-cell table:style-name="ce7" table:formula="of:=SUM([.G7:.G24])" office:value-type="float" office:value="1" calcext:value-type="float">
            <text:p>1</text:p>
          </table:table-cell>
          <table:table-cell table:style-name="ce7" table:formula="of:=SUM([.H7:.H24])" office:value-type="float" office:value="0" calcext:value-type="float">
            <text:p>0</text:p>
          </table:table-cell>
          <table:table-cell table:style-name="ce7" table:formula="of:=SUM([.I7:.I24])" office:value-type="float" office:value="15" calcext:value-type="float">
            <text:p>15</text:p>
          </table:table-cell>
          <table:table-cell table:style-name="ce7" table:formula="of:=SUM([.J7:.J24])" office:value-type="float" office:value="3" calcext:value-type="float">
            <text:p>3</text:p>
          </table:table-cell>
          <table:table-cell table:style-name="ce7" table:formula="of:=SUM([.K7:.K24])" office:value-type="float" office:value="0" calcext:value-type="float">
            <text:p>0</text:p>
          </table:table-cell>
          <table:table-cell table:style-name="ce7" table:formula="of:=SUM([.L7:.L24])" office:value-type="float" office:value="11" calcext:value-type="float">
            <text:p>11</text:p>
          </table:table-cell>
          <table:table-cell table:style-name="ce7" table:formula="of:=SUM([.M7:.M24])" office:value-type="float" office:value="7" calcext:value-type="float">
            <text:p>7</text:p>
          </table:table-cell>
          <table:table-cell table:style-name="ce7" table:formula="of:=SUM([.N7:.N24])" office:value-type="float" office:value="0" calcext:value-type="float">
            <text:p>0</text:p>
          </table:table-cell>
          <table:table-cell table:formula="of:=SUM([.O7:.O24])" office:value-type="float" office:value="8" calcext:value-type="float">
            <text:p>8</text:p>
          </table:table-cell>
          <table:table-cell table:formula="of:=SUM([.P7:.P24])" office:value-type="float" office:value="9" calcext:value-type="float">
            <text:p>9</text:p>
          </table:table-cell>
          <table:table-cell table:formula="of:=SUM([.Q7:.Q24])" office:value-type="float" office:value="1" calcext:value-type="float">
            <text:p>1</text:p>
          </table:table-cell>
          <table:table-cell table:formula="of:=SUM([.R7:.R24])" office:value-type="float" office:value="4" calcext:value-type="float">
            <text:p>4</text:p>
          </table:table-cell>
          <table:table-cell table:formula="of:=SUM([.S7:.S24])" office:value-type="float" office:value="10" calcext:value-type="float">
            <text:p>10</text:p>
          </table:table-cell>
          <table:table-cell table:formula="of:=SUM([.T7:.T24])" office:value-type="float" office:value="4" calcext:value-type="float">
            <text:p>4</text:p>
          </table:table-cell>
          <table:table-cell table:formula="of:=SUM([.U7:.U24])" office:value-type="float" office:value="2" calcext:value-type="float">
            <text:p>2</text:p>
          </table:table-cell>
          <table:table-cell table:formula="of:=SUM([.V7:.V24])" office:value-type="float" office:value="8" calcext:value-type="float">
            <text:p>8</text:p>
          </table:table-cell>
          <table:table-cell table:formula="of:=SUM([.W7:.W24])" office:value-type="float" office:value="8" calcext:value-type="float">
            <text:p>8</text:p>
          </table:table-cell>
          <table:table-cell table:formula="of:=SUM([.X7:.X24])" office:value-type="float" office:value="0" calcext:value-type="float">
            <text:p>0</text:p>
          </table:table-cell>
          <table:table-cell table:formula="of:=SUM([.Y7:.Y24])" office:value-type="float" office:value="5" calcext:value-type="float">
            <text:p>5</text:p>
          </table:table-cell>
          <table:table-cell table:formula="of:=SUM([.Z7:.Z24])" office:value-type="float" office:value="13" calcext:value-type="float">
            <text:p>13</text:p>
          </table:table-cell>
          <table:table-cell table:formula="of:=SUM([.AA7:.AA24])" office:value-type="float" office:value="0" calcext:value-type="float">
            <text:p>0</text:p>
          </table:table-cell>
          <table:table-cell table:formula="of:=SUM([.AB7:.AB24])" office:value-type="float" office:value="3" calcext:value-type="float">
            <text:p>3</text:p>
          </table:table-cell>
          <table:table-cell table:formula="of:=SUM([.AC7:.AC24])" office:value-type="float" office:value="15" calcext:value-type="float">
            <text:p>15</text:p>
          </table:table-cell>
          <table:table-cell table:style-name="ce7" table:formula="of:=SUM([.AD7:.AD24])" office:value-type="float" office:value="0" calcext:value-type="float">
            <text:p>0</text:p>
          </table:table-cell>
          <table:table-cell table:style-name="ce7" table:formula="of:=SUM([.AE7:.AE24])" office:value-type="float" office:value="3" calcext:value-type="float">
            <text:p>3</text:p>
          </table:table-cell>
          <table:table-cell table:style-name="ce7" table:formula="of:=SUM([.AF7:.AF24])" office:value-type="float" office:value="15" calcext:value-type="float">
            <text:p>15</text:p>
          </table:table-cell>
          <table:table-cell table:style-name="ce7" table:formula="of:=SUM([.AG7:.AG24])" office:value-type="float" office:value="0" calcext:value-type="float">
            <text:p>0</text:p>
          </table:table-cell>
          <table:table-cell table:style-name="ce7" table:formula="of:=SUM([.AH7:.AH24])" office:value-type="float" office:value="3" calcext:value-type="float">
            <text:p>3</text:p>
          </table:table-cell>
          <table:table-cell table:style-name="ce7" table:formula="of:=SUM([.AI7:.AI24])" office:value-type="float" office:value="15" calcext:value-type="float">
            <text:p>15</text:p>
          </table:table-cell>
          <table:table-cell table:style-name="ce7" table:formula="of:=SUM([.AJ7:.AJ24])" office:value-type="float" office:value="0" calcext:value-type="float">
            <text:p>0</text:p>
          </table:table-cell>
          <table:table-cell table:style-name="ce7" table:formula="of:=SUM([.AK7:.AK24])" office:value-type="float" office:value="3" calcext:value-type="float">
            <text:p>3</text:p>
          </table:table-cell>
          <table:table-cell table:style-name="ce7" table:formula="of:=SUM([.AL7:.AL24])" office:value-type="float" office:value="15" calcext:value-type="float">
            <text:p>15</text:p>
          </table:table-cell>
          <table:table-cell table:style-name="ce7" table:formula="of:=SUM([.AM7:.AM24])" office:value-type="float" office:value="0" calcext:value-type="float">
            <text:p>0</text:p>
          </table:table-cell>
          <table:table-cell table:style-name="ce7" table:formula="of:=SUM([.AN7:.AN24])" office:value-type="float" office:value="3" calcext:value-type="float">
            <text:p>3</text:p>
          </table:table-cell>
          <table:table-cell table:style-name="ce7" table:formula="of:=SUM([.AO7:.AO24])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3">
          <table:table-cell table:number-columns-repeated="44"/>
        </table:table-row>
        <table:table-row table:style-name="ro3">
          <table:table-cell table:style-name="ce13" office:value-type="string" calcext:value-type="string" table:number-columns-spanned="2" table:number-rows-spanned="1">
            <text:p>fréquences d’échantillonnage (kHz)</text:p>
          </table:table-cell>
          <table:covered-table-cell/>
          <table:table-cell table:style-name="ce9" table:formula="of:=[.C4]/1000" office:value-type="float" office:value="8" calcext:value-type="float" table:number-columns-spanned="3" table:number-rows-spanned="1">
            <text:p>8</text:p>
          </table:table-cell>
          <table:covered-table-cell table:style-name="ce6"/>
          <table:covered-table-cell table:style-name="ce31"/>
          <table:table-cell table:style-name="ce9" table:formula="of:=[.F4]/1000" office:value-type="float" office:value="11.025" calcext:value-type="float" table:number-columns-spanned="3" table:number-rows-spanned="1">
            <text:p>11.025</text:p>
          </table:table-cell>
          <table:covered-table-cell table:style-name="ce6"/>
          <table:covered-table-cell table:style-name="ce31"/>
          <table:table-cell table:style-name="ce9" table:formula="of:=[.I4]/1000" office:value-type="float" office:value="16" calcext:value-type="float" table:number-columns-spanned="3" table:number-rows-spanned="1">
            <text:p>16</text:p>
          </table:table-cell>
          <table:covered-table-cell table:style-name="ce6"/>
          <table:covered-table-cell table:style-name="ce31"/>
          <table:table-cell table:style-name="ce9" table:formula="of:=[.L4]/1000" office:value-type="float" office:value="22.05" calcext:value-type="float" table:number-columns-spanned="3" table:number-rows-spanned="1">
            <text:p>22.05</text:p>
          </table:table-cell>
          <table:covered-table-cell table:style-name="ce6"/>
          <table:covered-table-cell table:style-name="ce31"/>
          <table:table-cell table:style-name="ce9" table:formula="of:=[.O4]/1000" office:value-type="float" office:value="32" calcext:value-type="float" table:number-columns-spanned="3" table:number-rows-spanned="1">
            <text:p>32</text:p>
          </table:table-cell>
          <table:covered-table-cell table:style-name="ce6"/>
          <table:covered-table-cell table:style-name="ce31"/>
          <table:table-cell table:style-name="ce9" table:formula="of:=[.R4]/1000" office:value-type="float" office:value="44.1" calcext:value-type="float" table:number-columns-spanned="3" table:number-rows-spanned="1">
            <text:p>44.1</text:p>
          </table:table-cell>
          <table:covered-table-cell table:style-name="ce6"/>
          <table:covered-table-cell table:style-name="ce31"/>
          <table:table-cell table:style-name="ce9" table:formula="of:=[.U4]/1000" office:value-type="float" office:value="48" calcext:value-type="float" table:number-columns-spanned="3" table:number-rows-spanned="1">
            <text:p>48</text:p>
          </table:table-cell>
          <table:covered-table-cell table:style-name="ce6"/>
          <table:covered-table-cell table:style-name="ce31"/>
          <table:table-cell table:style-name="ce35" table:formula="of:=[.X4]/1000" office:value-type="float" office:value="88.2" calcext:value-type="float" table:number-columns-spanned="3" table:number-rows-spanned="1">
            <text:p>88.2</text:p>
          </table:table-cell>
          <table:covered-table-cell table:style-name="ce37"/>
          <table:covered-table-cell table:style-name="ce39"/>
          <table:table-cell table:style-name="ce35" table:formula="of:=[.AA4]/1000" office:value-type="float" office:value="96" calcext:value-type="float" table:number-columns-spanned="3" table:number-rows-spanned="1">
            <text:p>96</text:p>
          </table:table-cell>
          <table:covered-table-cell table:style-name="ce37"/>
          <table:covered-table-cell table:style-name="ce39"/>
          <table:table-cell table:style-name="ce35" table:formula="of:=[.AD4]/1000" office:value-type="float" office:value="176.4" calcext:value-type="float" table:number-columns-spanned="3" table:number-rows-spanned="1">
            <text:p>176.4</text:p>
          </table:table-cell>
          <table:covered-table-cell table:style-name="ce37"/>
          <table:covered-table-cell table:style-name="ce39"/>
          <table:table-cell table:style-name="ce35" table:formula="of:=[.AG4]/1000" office:value-type="float" office:value="192" calcext:value-type="float" table:number-columns-spanned="3" table:number-rows-spanned="1">
            <text:p>192</text:p>
          </table:table-cell>
          <table:covered-table-cell table:style-name="ce37"/>
          <table:covered-table-cell table:style-name="ce39"/>
          <table:table-cell table:style-name="ce35" table:formula="of:=[.AJ4]/1000" office:value-type="float" office:value="352.8" calcext:value-type="float" table:number-columns-spanned="3" table:number-rows-spanned="1">
            <text:p>352.8</text:p>
          </table:table-cell>
          <table:covered-table-cell table:style-name="ce37"/>
          <table:covered-table-cell table:style-name="ce39"/>
          <table:table-cell table:style-name="ce35" table:formula="of:=[.AM4]/1000" office:value-type="float" office:value="384" calcext:value-type="float" table:number-columns-spanned="3" table:number-rows-spanned="1">
            <text:p>384</text:p>
          </table:table-cell>
          <table:covered-table-cell table:style-name="ce37"/>
          <table:covered-table-cell table:style-name="ce39"/>
          <table:table-cell table:style-name="ce9" table:formula="of:=[.AP4]/1000" office:value-type="float" office:value="0" calcext:value-type="float" table:number-columns-spanned="3" table:number-rows-spanned="1">
            <text:p>0</text:p>
          </table:table-cell>
          <table:covered-table-cell table:number-columns-repeated="2"/>
        </table:table-row>
        <table:table-row table:style-name="ro4">
          <table:table-cell table:style-name="ce20" office:value-type="string" calcext:value-type="string" table:number-columns-spanned="2" table:number-rows-spanned="1">
            <text:p>taille du fichier son (Mo) – enseignant</text:p>
          </table:table-cell>
          <table:covered-table-cell table:style-name="ce25"/>
          <table:table-cell table:style-name="ce3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5"/>
          <table:table-cell table:style-name="ce30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5"/>
          <table:table-cell table:style-name="ce30" office:value-type="float" office:value="2.2" calcext:value-type="float" table:number-columns-spanned="3" table:number-rows-spanned="1">
            <text:p>2.2</text:p>
          </table:table-cell>
          <table:covered-table-cell table:number-columns-repeated="2" table:style-name="ce25"/>
          <table:table-cell table:style-name="ce30" office:value-type="float" office:value="2.9" calcext:value-type="float" table:number-columns-spanned="3" table:number-rows-spanned="1">
            <text:p>2.9</text:p>
          </table:table-cell>
          <table:covered-table-cell table:number-columns-repeated="2" table:style-name="ce2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  <table:table-cell table:style-name="ce30" office:value-type="float" office:value="4.3" calcext:value-type="float" table:number-columns-spanned="3" table:number-rows-spanned="1">
            <text:p>4.3</text:p>
          </table:table-cell>
          <table:covered-table-cell table:number-columns-repeated="2" table:style-name="ce25"/>
          <table:table-cell table:style-name="ce30" office:value-type="float" office:value="4.8" calcext:value-type="float" table:number-columns-spanned="3" table:number-rows-spanned="1">
            <text:p>4.8</text:p>
          </table:table-cell>
          <table:covered-table-cell table:number-columns-repeated="2" table:style-name="ce25"/>
          <table:table-cell table:style-name="ce36" office:value-type="float" office:value="80.7" calcext:value-type="float" table:number-columns-spanned="3" table:number-rows-spanned="1">
            <text:p>80.7</text:p>
          </table:table-cell>
          <table:covered-table-cell table:number-columns-repeated="2" table:style-name="ce38"/>
          <table:table-cell table:style-name="ce36" office:value-type="float" office:value="87.9" calcext:value-type="float" table:number-columns-spanned="3" table:number-rows-spanned="1">
            <text:p>87.9</text:p>
          </table:table-cell>
          <table:covered-table-cell table:number-columns-repeated="2" table:style-name="ce38"/>
          <table:table-cell table:style-name="ce36" office:value-type="float" office:value="161.5" calcext:value-type="float" table:number-columns-spanned="3" table:number-rows-spanned="1">
            <text:p>161.5</text:p>
          </table:table-cell>
          <table:covered-table-cell table:number-columns-repeated="2" table:style-name="ce38"/>
          <table:table-cell table:style-name="ce36" office:value-type="float" office:value="175.8" calcext:value-type="float" table:number-columns-spanned="3" table:number-rows-spanned="1">
            <text:p>175.8</text:p>
          </table:table-cell>
          <table:covered-table-cell table:number-columns-repeated="2" table:style-name="ce38"/>
          <table:table-cell table:style-name="ce36" office:value-type="float" office:value="323" calcext:value-type="float" table:number-columns-spanned="3" table:number-rows-spanned="1">
            <text:p>323</text:p>
          </table:table-cell>
          <table:covered-table-cell table:number-columns-repeated="2" table:style-name="ce38"/>
          <table:table-cell table:style-name="ce36" office:value-type="float" office:value="351.5" calcext:value-type="float" table:number-columns-spanned="3" table:number-rows-spanned="1">
            <text:p>351.5</text:p>
          </table:table-cell>
          <table:covered-table-cell table:number-columns-repeated="2" table:style-name="ce38"/>
          <table:table-cell table:number-columns-repeated="3"/>
        </table:table-row>
        <table:table-row table:style-name="ro1">
          <table:table-cell table:number-columns-repeated="14"/>
          <table:table-cell table:style-name="Default" table:number-columns-repeated="15"/>
          <table:table-cell table:number-columns-repeated="15"/>
        </table:table-row>
        <table:table-row table:style-name="ro1" table:number-rows-repeated="1048523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Echantillonnage et occupation mémoire" table:style-name="ta1">
        <table:shapes>
          <draw:frame draw:z-index="0" draw:style-name="gr1" draw:text-style-name="P1" svg:width="5.607cm" svg:height="8.993cm" svg:x="5.807cm" svg:y="12.79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5.296cm" svg:height="9.031cm" svg:x="11.456cm" svg:y="12.681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5.323cm" svg:height="8.993cm" svg:x="16.895cm" svg:y="12.757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5.368cm" svg:height="9.03cm" svg:x="22.48cm" svg:y="12.72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4" draw:style-name="gr1" draw:text-style-name="P1" svg:width="5.152cm" svg:height="8.993cm" svg:x="27.811cm" svg:y="12.72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5" draw:style-name="gr1" draw:text-style-name="P1" svg:width="5.181cm" svg:height="8.843cm" svg:x="33.504cm" svg:y="12.794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6" draw:style-name="gr1" draw:text-style-name="P1" svg:width="5.152cm" svg:height="8.842cm" svg:x="38.908cm" svg:y="12.795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7" draw:style-name="gr1" draw:text-style-name="P1" svg:width="5.223cm" svg:height="8.843cm" svg:x="44.312cm" svg:y="12.756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8" draw:style-name="gr1" draw:text-style-name="P1" svg:width="5.286cm" svg:height="8.999cm" svg:x="49.722cm" svg:y="12.705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9" draw:style-name="gr1" draw:text-style-name="P1" svg:width="5.188cm" svg:height="8.993cm" svg:x="55.189cm" svg:y="12.72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0" draw:style-name="gr1" draw:text-style-name="P1" svg:width="5.38cm" svg:height="8.999cm" svg:x="60.629cm" svg:y="12.705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1" draw:style-name="gr1" draw:text-style-name="P1" svg:width="5.303cm" svg:height="8.999cm" svg:x="66.183cm" svg:y="12.702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2" draw:style-name="gr1" draw:text-style-name="P1" svg:width="5.231cm" svg:height="8.999cm" svg:x="71.659cm" svg:y="12.729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3" draw:name="Occupation mémoire en fonction de la fréquence d'échantillonnage" draw:style-name="gr1" draw:text-style-name="P1" svg:width="71.276cm" svg:height="24.278cm" svg:x="5.788cm" svg:y="25.186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4" draw:name="Text Frame 1" draw:style-name="gr2" draw:text-style-name="P3" svg:width="7.801cm" svg:height="1.862cm" svg:x="11.95cm" svg:y="36.032cm">
            <draw:text-box>
              <text:p text:style-name="P2"><text:span text:style-name="T1">Compression MP3</text:span></text:p>
            </draw:text-box>
          </draw:frame>
          <draw:frame draw:z-index="15" draw:name="Text Frame 2" draw:style-name="gr2" draw:text-style-name="P3" svg:width="7.801cm" svg:height="1.862cm" svg:x="22.308cm" svg:y="36.006cm">
            <draw:text-box>
              <text:p text:style-name="P2"><text:span text:style-name="T1">Compression WAV</text:span></text:p>
            </draw:text-box>
          </draw:frame>
          <draw:line draw:z-index="16" draw:name="Line 1" draw:style-name="gr3" draw:text-style-name="P2" svg:x1="20.538cm" svg:y1="27.449cm" svg:x2="20.538cm" svg:y2="46.923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44"/>
        </table:table-row>
        <table:table-row table:style-name="ro2">
          <table:table-cell table:style-name="ce13" office:value-type="string" calcext:value-type="string" table:number-columns-spanned="2" table:number-rows-spanned="1">
            <text:p>fréquences d’échantillonnage (Hz)</text:p>
          </table:table-cell>
          <table:covered-table-cell table:style-name="ce5"/>
          <table:table-cell table:style-name="ce9" office:value-type="float" office:value="8000" calcext:value-type="float" table:number-columns-spanned="3" table:number-rows-spanned="1">
            <text:p>8000</text:p>
          </table:table-cell>
          <table:covered-table-cell table:style-name="ce6"/>
          <table:covered-table-cell table:style-name="ce31"/>
          <table:table-cell table:style-name="ce9" office:value-type="float" office:value="11025" calcext:value-type="float" table:number-columns-spanned="3" table:number-rows-spanned="1">
            <text:p>11025</text:p>
          </table:table-cell>
          <table:covered-table-cell table:style-name="ce6"/>
          <table:covered-table-cell table:style-name="ce31"/>
          <table:table-cell table:style-name="ce9" office:value-type="float" office:value="16000" calcext:value-type="float" table:number-columns-spanned="3" table:number-rows-spanned="1">
            <text:p>16000</text:p>
          </table:table-cell>
          <table:covered-table-cell table:style-name="ce6"/>
          <table:covered-table-cell table:style-name="ce31"/>
          <table:table-cell table:style-name="ce9" office:value-type="float" office:value="22050" calcext:value-type="float" table:number-columns-spanned="3" table:number-rows-spanned="1">
            <text:p>22050</text:p>
          </table:table-cell>
          <table:covered-table-cell table:style-name="ce6"/>
          <table:covered-table-cell table:style-name="ce31"/>
          <table:table-cell table:style-name="ce9" office:value-type="float" office:value="32000" calcext:value-type="float" table:number-columns-spanned="3" table:number-rows-spanned="1">
            <text:p>32000</text:p>
          </table:table-cell>
          <table:covered-table-cell table:style-name="ce6"/>
          <table:covered-table-cell table:style-name="ce31"/>
          <table:table-cell table:style-name="ce9" office:value-type="float" office:value="44100" calcext:value-type="float" table:number-columns-spanned="3" table:number-rows-spanned="1">
            <text:p>44100</text:p>
          </table:table-cell>
          <table:covered-table-cell table:style-name="ce6"/>
          <table:covered-table-cell table:style-name="ce31"/>
          <table:table-cell table:style-name="ce9" office:value-type="float" office:value="48000" calcext:value-type="float" table:number-columns-spanned="3" table:number-rows-spanned="1">
            <text:p>48000</text:p>
          </table:table-cell>
          <table:covered-table-cell table:style-name="ce6"/>
          <table:covered-table-cell table:style-name="ce31"/>
          <table:table-cell table:style-name="ce9" office:value-type="float" office:value="88200" calcext:value-type="float" table:number-columns-spanned="3" table:number-rows-spanned="1">
            <text:p>88200</text:p>
          </table:table-cell>
          <table:covered-table-cell table:style-name="ce6"/>
          <table:covered-table-cell table:style-name="ce31"/>
          <table:table-cell table:style-name="ce9" office:value-type="float" office:value="96000" calcext:value-type="float" table:number-columns-spanned="3" table:number-rows-spanned="1">
            <text:p>96000</text:p>
          </table:table-cell>
          <table:covered-table-cell table:style-name="ce6"/>
          <table:covered-table-cell table:style-name="ce31"/>
          <table:table-cell table:style-name="ce9" office:value-type="float" office:value="176400" calcext:value-type="float" table:number-columns-spanned="3" table:number-rows-spanned="1">
            <text:p>176400</text:p>
          </table:table-cell>
          <table:covered-table-cell table:style-name="ce6"/>
          <table:covered-table-cell table:style-name="ce31"/>
          <table:table-cell table:style-name="ce9" office:value-type="float" office:value="192000" calcext:value-type="float" table:number-columns-spanned="3" table:number-rows-spanned="1">
            <text:p>192000</text:p>
          </table:table-cell>
          <table:covered-table-cell table:style-name="ce6"/>
          <table:covered-table-cell table:style-name="ce31"/>
          <table:table-cell table:style-name="ce9" office:value-type="float" office:value="352800" calcext:value-type="float" table:number-columns-spanned="3" table:number-rows-spanned="1">
            <text:p>352800</text:p>
          </table:table-cell>
          <table:covered-table-cell table:style-name="ce6"/>
          <table:covered-table-cell table:style-name="ce31"/>
          <table:table-cell table:style-name="ce9" office:value-type="float" office:value="384000" calcext:value-type="float" table:number-columns-spanned="3" table:number-rows-spanned="1">
            <text:p>384000</text:p>
          </table:table-cell>
          <table:covered-table-cell table:style-name="ce6"/>
          <table:covered-table-cell table:style-name="ce31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Elèv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1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1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3" table:formula="of:=[.A7]" office:value-type="string" office:string-value="Elève" calcext:value-type="string">
            <text:p>Elève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8]" office:value-type="string" office:string-value="Elève" calcext:value-type="string">
            <text:p>Elève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9]" office:value-type="string" office:string-value="Elève" calcext:value-type="string">
            <text:p>Elève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0]" office:value-type="string" office:string-value="Elève" calcext:value-type="string">
            <text:p>Elève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0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1]" office:value-type="string" office:string-value="Elève" calcext:value-type="string">
            <text:p>Elève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1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2]" office:value-type="string" office:string-value="Elève" calcext:value-type="string">
            <text:p>Elève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2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3]" office:value-type="string" office:string-value="Elève" calcext:value-type="string">
            <text:p>Elève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3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4]" office:value-type="string" office:string-value="Elève" calcext:value-type="string">
            <text:p>Elève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4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5]" office:value-type="string" office:string-value="Elève" calcext:value-type="string">
            <text:p>Elève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5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6]" office:value-type="string" office:string-value="Elève" calcext:value-type="string">
            <text:p>Elève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6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7]" office:value-type="string" office:string-value="Elève" calcext:value-type="string">
            <text:p>Elève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8]" office:value-type="string" office:string-value="Elève" calcext:value-type="string">
            <text:p>Elève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9]" office:value-type="string" office:string-value="Elève" calcext:value-type="string">
            <text:p>Elève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table:formula="of:=[.F1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0]" office:value-type="string" office:string-value="Elève" calcext:value-type="string">
            <text:p>Elève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1]" office:value-type="string" office:string-value="Elève" calcext:value-type="string">
            <text:p>Elève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3" table:formula="of:=[.A22]" office:value-type="string" office:string-value="Elève" calcext:value-type="string">
            <text:p>Elève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table:formula="of:=[.A23]" office:value-type="string" office:string-value="Elève" calcext:value-type="string">
            <text:p>Elève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formula="of:=SUM([.C7:.C24])" office:value-type="float" office:value="17" calcext:value-type="float">
            <text:p>17</text:p>
          </table:table-cell>
          <table:table-cell table:style-name="ce7" table:formula="of:=SUM([.D7:.D24])" office:value-type="float" office:value="1" calcext:value-type="float">
            <text:p>1</text:p>
          </table:table-cell>
          <table:table-cell table:style-name="ce7" table:formula="of:=SUM([.E7:.E24])" office:value-type="float" office:value="0" calcext:value-type="float">
            <text:p>0</text:p>
          </table:table-cell>
          <table:table-cell table:style-name="ce7" table:formula="of:=SUM([.F7:.F24])" office:value-type="float" office:value="17" calcext:value-type="float">
            <text:p>17</text:p>
          </table:table-cell>
          <table:table-cell table:style-name="ce7" table:formula="of:=SUM([.G7:.G24])" office:value-type="float" office:value="1" calcext:value-type="float">
            <text:p>1</text:p>
          </table:table-cell>
          <table:table-cell table:style-name="ce7" table:formula="of:=SUM([.H7:.H24])" office:value-type="float" office:value="0" calcext:value-type="float">
            <text:p>0</text:p>
          </table:table-cell>
          <table:table-cell table:style-name="ce7" table:formula="of:=SUM([.I7:.I24])" office:value-type="float" office:value="15" calcext:value-type="float">
            <text:p>15</text:p>
          </table:table-cell>
          <table:table-cell table:style-name="ce7" table:formula="of:=SUM([.J7:.J24])" office:value-type="float" office:value="3" calcext:value-type="float">
            <text:p>3</text:p>
          </table:table-cell>
          <table:table-cell table:style-name="ce7" table:formula="of:=SUM([.K7:.K24])" office:value-type="float" office:value="0" calcext:value-type="float">
            <text:p>0</text:p>
          </table:table-cell>
          <table:table-cell table:style-name="ce7" table:formula="of:=SUM([.L7:.L24])" office:value-type="float" office:value="11" calcext:value-type="float">
            <text:p>11</text:p>
          </table:table-cell>
          <table:table-cell table:style-name="ce7" table:formula="of:=SUM([.M7:.M24])" office:value-type="float" office:value="7" calcext:value-type="float">
            <text:p>7</text:p>
          </table:table-cell>
          <table:table-cell table:style-name="ce7" table:formula="of:=SUM([.N7:.N24])" office:value-type="float" office:value="0" calcext:value-type="float">
            <text:p>0</text:p>
          </table:table-cell>
          <table:table-cell table:formula="of:=SUM([.O7:.O24])" office:value-type="float" office:value="8" calcext:value-type="float">
            <text:p>8</text:p>
          </table:table-cell>
          <table:table-cell table:formula="of:=SUM([.P7:.P24])" office:value-type="float" office:value="9" calcext:value-type="float">
            <text:p>9</text:p>
          </table:table-cell>
          <table:table-cell table:formula="of:=SUM([.Q7:.Q24])" office:value-type="float" office:value="1" calcext:value-type="float">
            <text:p>1</text:p>
          </table:table-cell>
          <table:table-cell table:formula="of:=SUM([.R7:.R24])" office:value-type="float" office:value="4" calcext:value-type="float">
            <text:p>4</text:p>
          </table:table-cell>
          <table:table-cell table:formula="of:=SUM([.S7:.S24])" office:value-type="float" office:value="10" calcext:value-type="float">
            <text:p>10</text:p>
          </table:table-cell>
          <table:table-cell table:formula="of:=SUM([.T7:.T24])" office:value-type="float" office:value="4" calcext:value-type="float">
            <text:p>4</text:p>
          </table:table-cell>
          <table:table-cell table:formula="of:=SUM([.U7:.U24])" office:value-type="float" office:value="2" calcext:value-type="float">
            <text:p>2</text:p>
          </table:table-cell>
          <table:table-cell table:formula="of:=SUM([.V7:.V24])" office:value-type="float" office:value="8" calcext:value-type="float">
            <text:p>8</text:p>
          </table:table-cell>
          <table:table-cell table:formula="of:=SUM([.W7:.W24])" office:value-type="float" office:value="8" calcext:value-type="float">
            <text:p>8</text:p>
          </table:table-cell>
          <table:table-cell table:formula="of:=SUM([.X7:.X24])" office:value-type="float" office:value="0" calcext:value-type="float">
            <text:p>0</text:p>
          </table:table-cell>
          <table:table-cell table:formula="of:=SUM([.Y7:.Y24])" office:value-type="float" office:value="5" calcext:value-type="float">
            <text:p>5</text:p>
          </table:table-cell>
          <table:table-cell table:formula="of:=SUM([.Z7:.Z24])" office:value-type="float" office:value="13" calcext:value-type="float">
            <text:p>13</text:p>
          </table:table-cell>
          <table:table-cell table:formula="of:=SUM([.AA7:.AA24])" office:value-type="float" office:value="0" calcext:value-type="float">
            <text:p>0</text:p>
          </table:table-cell>
          <table:table-cell table:formula="of:=SUM([.AB7:.AB24])" office:value-type="float" office:value="3" calcext:value-type="float">
            <text:p>3</text:p>
          </table:table-cell>
          <table:table-cell table:formula="of:=SUM([.AC7:.AC24])" office:value-type="float" office:value="15" calcext:value-type="float">
            <text:p>15</text:p>
          </table:table-cell>
          <table:table-cell table:style-name="ce7" table:formula="of:=SUM([.AD7:.AD24])" office:value-type="float" office:value="0" calcext:value-type="float">
            <text:p>0</text:p>
          </table:table-cell>
          <table:table-cell table:style-name="ce7" table:formula="of:=SUM([.AE7:.AE24])" office:value-type="float" office:value="3" calcext:value-type="float">
            <text:p>3</text:p>
          </table:table-cell>
          <table:table-cell table:style-name="ce7" table:formula="of:=SUM([.AF7:.AF24])" office:value-type="float" office:value="15" calcext:value-type="float">
            <text:p>15</text:p>
          </table:table-cell>
          <table:table-cell table:style-name="ce7" table:formula="of:=SUM([.AG7:.AG24])" office:value-type="float" office:value="0" calcext:value-type="float">
            <text:p>0</text:p>
          </table:table-cell>
          <table:table-cell table:style-name="ce7" table:formula="of:=SUM([.AH7:.AH24])" office:value-type="float" office:value="3" calcext:value-type="float">
            <text:p>3</text:p>
          </table:table-cell>
          <table:table-cell table:style-name="ce7" table:formula="of:=SUM([.AI7:.AI24])" office:value-type="float" office:value="15" calcext:value-type="float">
            <text:p>15</text:p>
          </table:table-cell>
          <table:table-cell table:style-name="ce7" table:formula="of:=SUM([.AJ7:.AJ24])" office:value-type="float" office:value="0" calcext:value-type="float">
            <text:p>0</text:p>
          </table:table-cell>
          <table:table-cell table:style-name="ce7" table:formula="of:=SUM([.AK7:.AK24])" office:value-type="float" office:value="3" calcext:value-type="float">
            <text:p>3</text:p>
          </table:table-cell>
          <table:table-cell table:style-name="ce7" table:formula="of:=SUM([.AL7:.AL24])" office:value-type="float" office:value="15" calcext:value-type="float">
            <text:p>15</text:p>
          </table:table-cell>
          <table:table-cell table:style-name="ce7" table:formula="of:=SUM([.AM7:.AM24])" office:value-type="float" office:value="0" calcext:value-type="float">
            <text:p>0</text:p>
          </table:table-cell>
          <table:table-cell table:style-name="ce7" table:formula="of:=SUM([.AN7:.AN24])" office:value-type="float" office:value="3" calcext:value-type="float">
            <text:p>3</text:p>
          </table:table-cell>
          <table:table-cell table:style-name="ce7" table:formula="of:=SUM([.AO7:.AO24])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3">
          <table:table-cell table:number-columns-repeated="44"/>
        </table:table-row>
        <table:table-row table:style-name="ro3">
          <table:table-cell table:style-name="ce13" office:value-type="string" calcext:value-type="string" table:number-columns-spanned="2" table:number-rows-spanned="1">
            <text:p>fréquences d’échantillonnage (kHz)</text:p>
          </table:table-cell>
          <table:covered-table-cell/>
          <table:table-cell table:style-name="ce9" table:formula="of:=[.C4]/1000" office:value-type="float" office:value="8" calcext:value-type="float" table:number-columns-spanned="3" table:number-rows-spanned="1">
            <text:p>8</text:p>
          </table:table-cell>
          <table:covered-table-cell table:style-name="ce6"/>
          <table:covered-table-cell table:style-name="ce31"/>
          <table:table-cell table:style-name="ce9" table:formula="of:=[.F4]/1000" office:value-type="float" office:value="11.025" calcext:value-type="float" table:number-columns-spanned="3" table:number-rows-spanned="1">
            <text:p>11.025</text:p>
          </table:table-cell>
          <table:covered-table-cell table:style-name="ce6"/>
          <table:covered-table-cell table:style-name="ce31"/>
          <table:table-cell table:style-name="ce9" table:formula="of:=[.I4]/1000" office:value-type="float" office:value="16" calcext:value-type="float" table:number-columns-spanned="3" table:number-rows-spanned="1">
            <text:p>16</text:p>
          </table:table-cell>
          <table:covered-table-cell table:style-name="ce6"/>
          <table:covered-table-cell table:style-name="ce31"/>
          <table:table-cell table:style-name="ce9" table:formula="of:=[.L4]/1000" office:value-type="float" office:value="22.05" calcext:value-type="float" table:number-columns-spanned="3" table:number-rows-spanned="1">
            <text:p>22.05</text:p>
          </table:table-cell>
          <table:covered-table-cell table:style-name="ce6"/>
          <table:covered-table-cell table:style-name="ce31"/>
          <table:table-cell table:style-name="ce9" table:formula="of:=[.O4]/1000" office:value-type="float" office:value="32" calcext:value-type="float" table:number-columns-spanned="3" table:number-rows-spanned="1">
            <text:p>32</text:p>
          </table:table-cell>
          <table:covered-table-cell table:style-name="ce6"/>
          <table:covered-table-cell table:style-name="ce31"/>
          <table:table-cell table:style-name="ce9" table:formula="of:=[.R4]/1000" office:value-type="float" office:value="44.1" calcext:value-type="float" table:number-columns-spanned="3" table:number-rows-spanned="1">
            <text:p>44.1</text:p>
          </table:table-cell>
          <table:covered-table-cell table:style-name="ce6"/>
          <table:covered-table-cell table:style-name="ce31"/>
          <table:table-cell table:style-name="ce9" table:formula="of:=[.U4]/1000" office:value-type="float" office:value="48" calcext:value-type="float" table:number-columns-spanned="3" table:number-rows-spanned="1">
            <text:p>48</text:p>
          </table:table-cell>
          <table:covered-table-cell table:style-name="ce6"/>
          <table:covered-table-cell table:style-name="ce31"/>
          <table:table-cell table:style-name="ce44" table:formula="of:=[.X4]/1000" office:value-type="float" office:value="88.2" calcext:value-type="float" table:number-columns-spanned="3" table:number-rows-spanned="1">
            <text:p>88.2</text:p>
          </table:table-cell>
          <table:covered-table-cell table:style-name="ce47"/>
          <table:covered-table-cell table:style-name="ce49"/>
          <table:table-cell table:style-name="ce44" table:formula="of:=[.AA4]/1000" office:value-type="float" office:value="96" calcext:value-type="float" table:number-columns-spanned="3" table:number-rows-spanned="1">
            <text:p>96</text:p>
          </table:table-cell>
          <table:covered-table-cell table:style-name="ce47"/>
          <table:covered-table-cell table:style-name="ce49"/>
          <table:table-cell table:style-name="ce44" table:formula="of:=[.AD4]/1000" office:value-type="float" office:value="176.4" calcext:value-type="float" table:number-columns-spanned="3" table:number-rows-spanned="1">
            <text:p>176.4</text:p>
          </table:table-cell>
          <table:covered-table-cell table:style-name="ce47"/>
          <table:covered-table-cell table:style-name="ce49"/>
          <table:table-cell table:style-name="ce44" table:formula="of:=[.AG4]/1000" office:value-type="float" office:value="192" calcext:value-type="float" table:number-columns-spanned="3" table:number-rows-spanned="1">
            <text:p>192</text:p>
          </table:table-cell>
          <table:covered-table-cell table:style-name="ce47"/>
          <table:covered-table-cell table:style-name="ce49"/>
          <table:table-cell table:style-name="ce44" table:formula="of:=[.AJ4]/1000" office:value-type="float" office:value="352.8" calcext:value-type="float" table:number-columns-spanned="3" table:number-rows-spanned="1">
            <text:p>352.8</text:p>
          </table:table-cell>
          <table:covered-table-cell table:style-name="ce47"/>
          <table:covered-table-cell table:style-name="ce49"/>
          <table:table-cell table:style-name="ce44" table:formula="of:=[.AM4]/1000" office:value-type="float" office:value="384" calcext:value-type="float" table:number-columns-spanned="3" table:number-rows-spanned="1">
            <text:p>384</text:p>
          </table:table-cell>
          <table:covered-table-cell table:style-name="ce47"/>
          <table:covered-table-cell table:style-name="ce49"/>
          <table:table-cell table:style-name="ce9" table:formula="of:=[.AP4]/1000" office:value-type="float" office:value="0" calcext:value-type="float" table:number-columns-spanned="3" table:number-rows-spanned="1">
            <text:p>0</text:p>
          </table:table-cell>
          <table:covered-table-cell table:number-columns-repeated="2"/>
        </table:table-row>
        <table:table-row table:style-name="ro4">
          <table:table-cell table:style-name="ce20" office:value-type="string" calcext:value-type="string" table:number-columns-spanned="2" table:number-rows-spanned="1">
            <text:p>taille du fichier son (Mo) – enseignant</text:p>
          </table:table-cell>
          <table:covered-table-cell table:style-name="ce25"/>
          <table:table-cell table:style-name="ce3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5"/>
          <table:table-cell table:style-name="ce30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5"/>
          <table:table-cell table:style-name="ce30" office:value-type="float" office:value="2.2" calcext:value-type="float" table:number-columns-spanned="3" table:number-rows-spanned="1">
            <text:p>2.2</text:p>
          </table:table-cell>
          <table:covered-table-cell table:number-columns-repeated="2" table:style-name="ce25"/>
          <table:table-cell table:style-name="ce30" office:value-type="float" office:value="2.9" calcext:value-type="float" table:number-columns-spanned="3" table:number-rows-spanned="1">
            <text:p>2.9</text:p>
          </table:table-cell>
          <table:covered-table-cell table:number-columns-repeated="2" table:style-name="ce2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  <table:table-cell table:style-name="ce30" office:value-type="float" office:value="4.3" calcext:value-type="float" table:number-columns-spanned="3" table:number-rows-spanned="1">
            <text:p>4.3</text:p>
          </table:table-cell>
          <table:covered-table-cell table:number-columns-repeated="2" table:style-name="ce25"/>
          <table:table-cell table:style-name="ce30" office:value-type="float" office:value="4.8" calcext:value-type="float" table:number-columns-spanned="3" table:number-rows-spanned="1">
            <text:p>4.8</text:p>
          </table:table-cell>
          <table:covered-table-cell table:number-columns-repeated="2" table:style-name="ce25"/>
          <table:table-cell table:style-name="ce45" office:value-type="float" office:value="80.7" calcext:value-type="float" table:number-columns-spanned="3" table:number-rows-spanned="1">
            <text:p>80.7</text:p>
          </table:table-cell>
          <table:covered-table-cell table:number-columns-repeated="2" table:style-name="ce48"/>
          <table:table-cell table:style-name="ce45" office:value-type="float" office:value="87.9" calcext:value-type="float" table:number-columns-spanned="3" table:number-rows-spanned="1">
            <text:p>87.9</text:p>
          </table:table-cell>
          <table:covered-table-cell table:number-columns-repeated="2" table:style-name="ce48"/>
          <table:table-cell table:style-name="ce45" office:value-type="float" office:value="161.5" calcext:value-type="float" table:number-columns-spanned="3" table:number-rows-spanned="1">
            <text:p>161.5</text:p>
          </table:table-cell>
          <table:covered-table-cell table:number-columns-repeated="2" table:style-name="ce48"/>
          <table:table-cell table:style-name="ce45" office:value-type="float" office:value="175.8" calcext:value-type="float" table:number-columns-spanned="3" table:number-rows-spanned="1">
            <text:p>175.8</text:p>
          </table:table-cell>
          <table:covered-table-cell table:number-columns-repeated="2" table:style-name="ce48"/>
          <table:table-cell table:style-name="ce45" office:value-type="float" office:value="323" calcext:value-type="float" table:number-columns-spanned="3" table:number-rows-spanned="1">
            <text:p>323</text:p>
          </table:table-cell>
          <table:covered-table-cell table:number-columns-repeated="2" table:style-name="ce48"/>
          <table:table-cell table:style-name="ce45" office:value-type="float" office:value="351.5" calcext:value-type="float" table:number-columns-spanned="3" table:number-rows-spanned="1">
            <text:p>351.5</text:p>
          </table:table-cell>
          <table:covered-table-cell table:number-columns-repeated="2" table:style-name="ce48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format de compressio</text:p>
          </table:table-cell>
          <table:covered-table-cell table:style-name="ce41"/>
          <table:table-cell table:style-name="ce42" office:value-type="string" calcext:value-type="string" table:number-columns-spanned="21" table:number-rows-spanned="1">
            <text:p>mp3</text:p>
          </table:table-cell>
          <table:covered-table-cell table:number-columns-repeated="11" table:style-name="ce41"/>
          <table:covered-table-cell table:number-columns-repeated="9" table:style-name="ce43"/>
          <table:table-cell table:style-name="ce46" office:value-type="string" calcext:value-type="string" table:number-columns-spanned="18" table:number-rows-spanned="1">
            <text:p>wav</text:p>
          </table:table-cell>
          <table:covered-table-cell table:number-columns-repeated="5" table:style-name="ce43"/>
          <table:covered-table-cell table:number-columns-repeated="12" table:style-name="ce41"/>
          <table:table-cell table:number-columns-repeated="3"/>
        </table:table-row>
        <table:table-row table:style-name="ro1" table:number-rows-repeated="1048523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 style:data-style-name="N2" text:time-value="10:49:34.3600434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0T15:21:57.006201942</meta:creation-date>
    <dc:date>2022-03-01T14:42:48.563777688</dc:date>
    <meta:editing-duration>PT2H56M33S</meta:editing-duration>
    <meta:editing-cycles>15</meta:editing-cycles>
    <meta:generator>LibreOffice/7.2.1.2$MacOSX_X86_64 LibreOffice_project/87b77fad49947c1441b67c559c339af8f3517e22</meta:generator>
    <meta:document-statistic meta:table-count="2" meta:cell-count="787" meta:object-count="3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608cm" svg:height="8.994cm" xlink:href=".." xlink:type="simple" chart:class="chart:bar" chart:style-name="ch1">
        <chart:plot-area chart:style-name="ch2" table:cell-range-address="'Echantillonnage et qualité'.C26:'Echantillonnage et qualité'.E26" svg:x="0.112cm" svg:y="0.179cm" svg:width="5.384cm" svg:height="8.636cm">
          <chart:coordinate-region svg:x="0.748cm" svg:y="0.372cm" svg:width="4.748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C26:'Echantillonnage et qualité'.E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hantillonnage et qualité'.C26:'Echantillonnage et qualité'.E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9cm" svg:height="8.994cm" xlink:href=".." xlink:type="simple" chart:class="chart:bar" chart:style-name="ch1">
        <chart:plot-area chart:style-name="ch2" table:cell-range-address="'Echantillonnage et qualité'.AD26:'Echantillonnage et qualité'.AF26" svg:x="0.103cm" svg:y="0.179cm" svg:width="4.983cm" svg:height="8.636cm">
          <chart:coordinate-region svg:x="0.739cm" svg:y="0.372cm" svg:width="4.347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D26:'Echantillonnage et qualité'.AF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D26:'Echantillonnage et qualité'.AF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1cm" svg:height="9cm" xlink:href=".." xlink:type="simple" chart:class="chart:bar" chart:style-name="ch1">
        <chart:plot-area chart:style-name="ch2" table:cell-range-address="'Echantillonnage et qualité'.AG26:'Echantillonnage et qualité'.AI26" svg:x="0.107cm" svg:y="0.18cm" svg:width="5.167cm" svg:height="8.64cm">
          <chart:coordinate-region svg:x="0.743cm" svg:y="0.373cm" svg:width="4.531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G26:'Echantillonnage et qualité'.AI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G26:'Echantillonnage et qualité'.AI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04cm" svg:height="9cm" xlink:href=".." xlink:type="simple" chart:class="chart:bar" chart:style-name="ch1">
        <chart:plot-area chart:style-name="ch2" table:cell-range-address="'Echantillonnage et qualité'.AJ26:'Echantillonnage et qualité'.AL26" svg:x="0.106cm" svg:y="0.18cm" svg:width="5.092cm" svg:height="8.64cm">
          <chart:coordinate-region svg:x="0.742cm" svg:y="0.373cm" svg:width="4.456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J26:'Echantillonnage et qualité'.AL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J26:'Echantillonnage et qualité'.AL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32cm" svg:height="9cm" xlink:href=".." xlink:type="simple" chart:class="chart:bar" chart:style-name="ch1">
        <chart:plot-area chart:style-name="ch2" table:cell-range-address="'Echantillonnage et qualité'.AM26:'Echantillonnage et qualité'.AO26" svg:x="0.104cm" svg:y="0.18cm" svg:width="5.024cm" svg:height="8.64cm">
          <chart:coordinate-region svg:x="0.74cm" svg:y="0.373cm" svg:width="4.388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M26:'Echantillonnage et qualité'.AO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M26:'Echantillonnage et qualité'.AO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608cm" svg:height="8.994cm" xlink:href="." xlink:type="simple" chart:class="chart:bar" chart:style-name="ch1">
        <chart:plot-area chart:style-name="ch2" chart:data-source-has-labels="both" svg:x="0.112cm" svg:y="0.179cm" svg:width="5.384cm" svg:height="8.636cm">
          <chart:coordinate-region svg:x="0.748cm" svg:y="0.372cm" svg:width="4.748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97cm" svg:height="9.032cm" xlink:href="." xlink:type="simple" chart:class="chart:bar" chart:style-name="ch1">
        <chart:plot-area chart:style-name="ch2" chart:data-source-has-labels="both" svg:x="-0.006cm" svg:y="0.255cm" svg:width="5.13cm" svg:height="8.668cm">
          <chart:coordinate-region svg:x="0.63cm" svg:y="0.448cm" svg:width="4.494cm" svg:height="7.84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24cm" svg:height="8.994cm" xlink:href="." xlink:type="simple" chart:class="chart:bar" chart:style-name="ch1">
        <chart:plot-area chart:style-name="ch2" chart:data-source-has-labels="both" svg:x="0.106cm" svg:y="0.179cm" svg:width="5.112cm" svg:height="8.636cm">
          <chart:coordinate-region svg:x="0.742cm" svg:y="0.372cm" svg:width="4.476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69cm" svg:height="9.031cm" xlink:href="." xlink:type="simple" chart:class="chart:bar" chart:style-name="ch1">
        <chart:plot-area chart:style-name="ch2" chart:data-source-has-labels="both" svg:x="0.107cm" svg:y="0.18cm" svg:width="5.155cm" svg:height="8.671cm">
          <chart:coordinate-region svg:x="0.743cm" svg:y="0.373cm" svg:width="4.519cm" svg:height="7.843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994cm" xlink:href="." xlink:type="simple" chart:class="chart:bar" chart:style-name="ch1">
        <chart:plot-area chart:style-name="ch2" chart:data-source-has-labels="both" svg:x="0.103cm" svg:y="0.179cm" svg:width="4.947cm" svg:height="8.636cm">
          <chart:coordinate-region svg:x="0.739cm" svg:y="0.372cm" svg:width="4.311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97cm" svg:height="9.032cm" xlink:href=".." xlink:type="simple" chart:class="chart:bar" chart:style-name="ch1">
        <chart:plot-area chart:style-name="ch2" table:cell-range-address="'Echantillonnage et qualité'.F26:'Echantillonnage et qualité'.H26" svg:x="-0.006cm" svg:y="0.255cm" svg:width="5.13cm" svg:height="8.668cm">
          <chart:coordinate-region svg:x="0.63cm" svg:y="0.448cm" svg:width="4.494cm" svg:height="7.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F26:'Echantillonnage et qualité'.H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hantillonnage et qualité'.F26:'Echantillonnage et qualité'.H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2cm" svg:height="8.844cm" xlink:href="." xlink:type="simple" chart:class="chart:bar" chart:style-name="ch1">
        <chart:plot-area chart:style-name="ch2" chart:data-source-has-labels="both" svg:x="0.103cm" svg:y="0.176cm" svg:width="4.976cm" svg:height="8.492cm">
          <chart:coordinate-region svg:x="0.739cm" svg:y="0.369cm" svg:width="4.34cm" svg:height="7.664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843cm" xlink:href="." xlink:type="simple" chart:class="chart:bar" chart:style-name="ch1">
        <chart:plot-area chart:style-name="ch2" chart:data-source-has-labels="both" svg:x="0.103cm" svg:y="0.176cm" svg:width="4.947cm" svg:height="8.491cm">
          <chart:coordinate-region svg:x="0.739cm" svg:y="0.369cm" svg:width="4.311cm" svg:height="7.663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24cm" svg:height="8.844cm" xlink:href="." xlink:type="simple" chart:class="chart:bar" chart:style-name="ch1">
        <chart:plot-area chart:style-name="ch2" chart:data-source-has-labels="both" svg:x="0.104cm" svg:y="0.176cm" svg:width="5.016cm" svg:height="8.492cm">
          <chart:coordinate-region svg:x="0.74cm" svg:y="0.369cm" svg:width="4.38cm" svg:height="7.664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87cm" svg:height="9cm" xlink:href="." xlink:type="simple" chart:class="chart:bar" chart:style-name="ch1">
        <chart:plot-area chart:style-name="ch2" chart:data-source-has-labels="both" svg:x="0.105cm" svg:y="0.18cm" svg:width="5.077cm" svg:height="8.64cm">
          <chart:coordinate-region svg:x="0.741cm" svg:y="0.373cm" svg:width="4.441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9cm" svg:height="8.994cm" xlink:href="." xlink:type="simple" chart:class="chart:bar" chart:style-name="ch1">
        <chart:plot-area chart:style-name="ch2" chart:data-source-has-labels="both" svg:x="0.103cm" svg:y="0.179cm" svg:width="4.983cm" svg:height="8.636cm">
          <chart:coordinate-region svg:x="0.739cm" svg:y="0.372cm" svg:width="4.347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1cm" svg:height="9cm" xlink:href="." xlink:type="simple" chart:class="chart:bar" chart:style-name="ch1">
        <chart:plot-area chart:style-name="ch2" chart:data-source-has-labels="both" svg:x="0.107cm" svg:y="0.18cm" svg:width="5.167cm" svg:height="8.64cm">
          <chart:coordinate-region svg:x="0.743cm" svg:y="0.373cm" svg:width="4.531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04cm" svg:height="9cm" xlink:href="." xlink:type="simple" chart:class="chart:bar" chart:style-name="ch1">
        <chart:plot-area chart:style-name="ch2" chart:data-source-has-labels="both" svg:x="0.106cm" svg:y="0.18cm" svg:width="5.092cm" svg:height="8.64cm">
          <chart:coordinate-region svg:x="0.742cm" svg:y="0.373cm" svg:width="4.456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32cm" svg:height="9cm" xlink:href="." xlink:type="simple" chart:class="chart:bar" chart:style-name="ch1">
        <chart:plot-area chart:style-name="ch2" chart:data-source-has-labels="both" svg:x="0.104cm" svg:y="0.18cm" svg:width="5.024cm" svg:height="8.64cm">
          <chart:coordinate-region svg:x="0.74cm" svg:y="0.373cm" svg:width="4.388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100001360000014A0000014A7A322FFCD687381E.svg"/>
      </style:chart-properties>
    </style:style>
    <style:style style:name="ch4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image" chart:symbol-width="0.65cm" chart:symbol-height="0.65cm" chart:link-data-style-to-source="true">
        <chart:symbol-image xlink:href="Pictures/100001360000014A0000014A7A322FFCD687381E.svg"/>
      </style:chart-properties>
      <style:graphic-properties svg:stroke-width="0.4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65cm" chart:symbol-height="0.6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1.277cm" svg:height="24.279cm" xlink:href="." xlink:type="simple" chart:class="chart:scatter" chart:style-name="ch1">
        <chart:title svg:x="26.268cm" svg:y="0.62cm" chart:style-name="ch2">
          <text:p>Occupation mémoire en fonction de la fréquence d'échantillonnage</text:p>
        </chart:title>
        <chart:plot-area chart:style-name="ch3" chart:data-source-has-labels="both" svg:x="2.749cm" svg:y="2.2cm" svg:width="67.103cm" svg:height="20.3cm">
          <chart:coordinate-region svg:x="3.577cm" svg:y="2.393cm" svg:width="65.985cm" svg:height="19.472cm"/>
          <chart:axis chart:dimension="x" chart:name="primary-x" chart:style-name="ch4" chartooo:axis-type="auto">
            <chart:title svg:x="32.401cm" svg:y="22.986cm" chart:style-name="ch5">
              <text:p>Fréquence d'échantillonnage (kHz)</text:p>
            </chart:title>
            <chart:categories table:cell-range-address="local-table.$B$1:.$AN$1"/>
            <chart:grid chart:style-name="ch6" chart:class="major"/>
          </chart:axis>
          <chart:axis chart:dimension="y" chart:name="primary-y" chart:style-name="ch4">
            <chart:title svg:x="0.451cm" svg:y="15.306cm" chart:style-name="ch7">
              <text:p>Occupation mémoire (Mo)</text:p>
            </chart:title>
            <chart:grid chart:style-name="ch6" chart:class="major"/>
          </chart:axis>
          <chart:series chart:style-name="ch8" chart:values-cell-range-address="local-table.$B$3:.$AN$3" chart:label-cell-address="local-table.$A$3" chart:class="chart:scatter">
            <chart:domain table:cell-range-address="local-table.$B$2:.$AN$2"/>
            <chart:data-point chart:repeated="21"/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25">
                <text:p>1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5">
                <text:p>2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">
                <text:p>4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2">
                <text:p>8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">
                <text:p>17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8">
                <text:p>3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7">
                <text:p>8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9">
                <text:p>8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8">
                <text:p>17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5">
                <text:p>3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24cm" svg:height="8.994cm" xlink:href=".." xlink:type="simple" chart:class="chart:bar" chart:style-name="ch1">
        <chart:plot-area chart:style-name="ch2" table:cell-range-address="'Echantillonnage et qualité'.I26:'Echantillonnage et qualité'.K26" svg:x="0.106cm" svg:y="0.179cm" svg:width="5.112cm" svg:height="8.636cm">
          <chart:coordinate-region svg:x="0.742cm" svg:y="0.372cm" svg:width="4.476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I26:'Echantillonnage et qualité'.K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hantillonnage et qualité'.I26:'Echantillonnage et qualité'.K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69cm" svg:height="9.031cm" xlink:href=".." xlink:type="simple" chart:class="chart:bar" chart:style-name="ch1">
        <chart:plot-area chart:style-name="ch2" table:cell-range-address="'Echantillonnage et qualité'.L26:'Echantillonnage et qualité'.N26" svg:x="0.107cm" svg:y="0.18cm" svg:width="5.155cm" svg:height="8.671cm">
          <chart:coordinate-region svg:x="0.743cm" svg:y="0.373cm" svg:width="4.519cm" svg:height="7.8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L26:'Echantillonnage et qualité'.N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hantillonnage et qualité'.L26:'Echantillonnage et qualité'.N2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994cm" xlink:href=".." xlink:type="simple" chart:class="chart:bar" chart:style-name="ch1">
        <chart:plot-area chart:style-name="ch2" table:cell-range-address="'Echantillonnage et qualité'.O26:'Echantillonnage et qualité'.Q26" svg:x="0.103cm" svg:y="0.179cm" svg:width="4.947cm" svg:height="8.636cm">
          <chart:coordinate-region svg:x="0.739cm" svg:y="0.372cm" svg:width="4.311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O26:'Echantillonnage et qualité'.Q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hantillonnage et qualité'.O26:'Echantillonnage et qualité'.Q2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2cm" svg:height="8.844cm" xlink:href=".." xlink:type="simple" chart:class="chart:bar" chart:style-name="ch1">
        <chart:plot-area chart:style-name="ch2" table:cell-range-address="'Echantillonnage et qualité'.R26:'Echantillonnage et qualité'.T26" svg:x="0.103cm" svg:y="0.176cm" svg:width="4.976cm" svg:height="8.492cm">
          <chart:coordinate-region svg:x="0.739cm" svg:y="0.369cm" svg:width="4.34cm" svg:height="7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R26:'Echantillonnage et qualité'.T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hantillonnage et qualité'.R26:'Echantillonnage et qualité'.T2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843cm" xlink:href=".." xlink:type="simple" chart:class="chart:bar" chart:style-name="ch1">
        <chart:plot-area chart:style-name="ch2" table:cell-range-address="'Echantillonnage et qualité'.U26:'Echantillonnage et qualité'.W26" svg:x="0.103cm" svg:y="0.176cm" svg:width="4.947cm" svg:height="8.491cm">
          <chart:coordinate-region svg:x="0.739cm" svg:y="0.369cm" svg:width="4.311cm" svg:height="7.66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U26:'Echantillonnage et qualité'.W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hantillonnage et qualité'.U26:'Echantillonnage et qualité'.W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24cm" svg:height="8.844cm" xlink:href=".." xlink:type="simple" chart:class="chart:bar" chart:style-name="ch1">
        <chart:plot-area chart:style-name="ch2" table:cell-range-address="'Echantillonnage et qualité'.X26:'Echantillonnage et qualité'.Z26" svg:x="0.104cm" svg:y="0.176cm" svg:width="5.016cm" svg:height="8.492cm">
          <chart:coordinate-region svg:x="0.74cm" svg:y="0.369cm" svg:width="4.38cm" svg:height="7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X26:'Echantillonnage et qualité'.Z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X26:'Echantillonnage et qualité'.Z2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87cm" svg:height="9cm" xlink:href=".." xlink:type="simple" chart:class="chart:bar" chart:style-name="ch1">
        <chart:plot-area chart:style-name="ch2" table:cell-range-address="'Echantillonnage et qualité'.AA26:'Echantillonnage et qualité'.AC26" svg:x="0.105cm" svg:y="0.18cm" svg:width="5.077cm" svg:height="8.64cm">
          <chart:coordinate-region svg:x="0.741cm" svg:y="0.373cm" svg:width="4.441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A26:'Echantillonnage et qualité'.AC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A26:'Echantillonnage et qualité'.AC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